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3189c3" officeooo:paragraph-rsid="00357126"/>
    </style:style>
    <style:style style:name="P2" style:family="paragraph" style:parent-style-name="Text_20_body">
      <style:text-properties officeooo:rsid="003189c3" officeooo:paragraph-rsid="003aaf6c"/>
    </style:style>
    <style:style style:name="P3" style:family="paragraph" style:parent-style-name="Text_20_body">
      <style:text-properties officeooo:paragraph-rsid="0037439d"/>
    </style:style>
    <style:style style:name="P4" style:family="paragraph" style:parent-style-name="Text_20_body">
      <style:paragraph-properties fo:text-align="start" style:justify-single-word="false"/>
      <style:text-properties officeooo:paragraph-rsid="003cfcb7"/>
    </style:style>
    <style:style style:name="P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8c5bd"/>
    </style:style>
    <style:style style:name="P6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df213"/>
    </style:style>
    <style:style style:name="P7" style:family="paragraph" style:parent-style-name="Text_20_body" style:master-page-name="">
      <style:paragraph-properties fo:margin-top="0in" fo:margin-bottom="0in" loext:contextual-spacing="false" fo:text-align="justify" style:justify-single-word="false" style:page-number="auto"/>
      <style:text-properties officeooo:paragraph-rsid="0038c5bd"/>
    </style:style>
    <style:style style:name="P8" style:family="paragraph" style:parent-style-name="Preformatted_20_Text" style:list-style-name="L1">
      <style:paragraph-properties fo:margin-top="0in" fo:margin-bottom="0in" loext:contextual-spacing="false" fo:text-align="justify" style:justify-single-word="false"/>
      <style:text-properties officeooo:paragraph-rsid="002e8a99"/>
    </style:style>
    <style:style style:name="P9" style:family="paragraph" style:parent-style-name="Text_20_body" style:list-style-name="L2">
      <style:text-properties officeooo:paragraph-rsid="003bd9d5"/>
    </style:style>
    <style:style style:name="P10" style:family="paragraph" style:parent-style-name="Text_20_body" style:list-style-name="L2">
      <style:text-properties officeooo:rsid="003189c3" officeooo:paragraph-rsid="003bd9d5"/>
    </style:style>
    <style:style style:name="T1" style:family="text">
      <style:text-properties style:font-name="Liberation Serif" officeooo:rsid="003189c3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创建.service文件</text:h>
      <text:list xml:id="list1182356460" text:style-name="L1">
        <text:list-header>
          <text:p text:style-name="P8"/>
        </text:list-header>
      </text:list>
      <text:p text:style-name="Text_20_body"><text:span text:style-name="Source_20_Text"><text:span text:style-name="T1">sudo gedit /etc/systemd/system/myservice.service</text:span></text:span></text:p>
      <text:p text:style-name="P2">————————————————</text:p>
      <text:p text:style-name="P1">[Unit]</text:p>
      <text:p text:style-name="P1">Description=My Service</text:p>
      <text:p text:style-name="P1">After=network.target</text:p>
      <text:p text:style-name="P1"/>
      <text:p text:style-name="P1">[Service]</text:p>
      <text:p text:style-name="P1">Type=simple</text:p>
      <text:p text:style-name="P1">ExecStart=sudo /path/to/my/command</text:p>
      <text:p text:style-name="P1">User=root</text:p>
      <text:p text:style-name="P1"/>
      <text:p text:style-name="P1">[Install]</text:p>
      <text:p text:style-name="P1">WantedBy=multi-user.target</text:p>
      <text:p text:style-name="P1">————————————————</text:p>
      <text:list xml:id="list3120243202" text:style-name="L2">
        <text:list-item>
          <text:p text:style-name="P10">Type字段是服务运行时的类型，simple表示它是一个后台进程，通常用于只有一个进程的服务。</text:p>
        </text:list-item>
        <text:list-item>
          <text:p text:style-name="P9">ExecStart字段包含了要运行的命令，多个命令可以用换行符（\n）隔开。</text:p>
        </text:list-item>
        <text:list-item>
          <text:p text:style-name="P9">User字段指定了以哪个用户的身份运行这个服务，这里选择root用户。</text:p>
        </text:list-item>
      </text:list>
      <text:p text:style-name="P1"/>
      <text:h text:style-name="Heading_20_3" text:outline-level="3">启动服务并设置自启动</text:h>
      <text:p text:style-name="P3"/>
      <text:p text:style-name="P3">启动服务并将其添加到系统自启动项中：</text:p>
      <text:p text:style-name="P7">sudo systemctl start myservice</text:p>
      <text:p text:style-name="P5">sudo systemctl enable myservice</text:p>
      <text:p text:style-name="P4">命令systemctl enable 的作用是：</text:p>
      <text:p text:style-name="P4">创建软链接 /etc/systemd/system/multi-user.target.wants/clash.service→/etc/systemd/system/clash.service.</text:p>
      <text:p text:style-name="P4"/>
      <text:p text:style-name="P5">使用systemctl命令来查看服务的状态：</text:p>
      <text:p text:style-name="P5">sudo systemctl status myservice.service</text:p>
      <text:p text:style-name="P5">修改.service文件后要使用命令重新加载：</text:p>
      <text:p text:style-name="P6">sudo systemctl daemon-reload </text:p>
      <text:p text:style-name="P5">启动服务后，它将在系统启动时自动启动。也可以在任何时候使用以下命令停止服务并从自启动项中删除：</text:p>
      <text:p text:style-name="P5">sudo systemctl stop myservice</text:p>
      <text:p text:style-name="P5">sudo systemctl disable myservice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2T17:20:35.666682177</dc:date>
    <meta:editing-duration>PT1H43M36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63" meta:character-count="794" meta:non-whitespace-character-count="769"/>
  </office:meta>
</office:document-meta>
</file>